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8pt" style:font-size-asian="18pt" style:font-size-complex="18pt"/>
    </style:style>
    <style:style style:name="P2" style:family="paragraph" style:parent-style-name="Standard">
      <style:paragraph-properties style:writing-mode="lr-tb"/>
      <style:text-properties style:font-name="Calibri" fo:font-size="18pt" style:font-size-asian="18pt" style:font-size-complex="18pt"/>
    </style:style>
    <style:style style:name="T1" style:family="text">
      <style:text-properties fo:color="#c9211e"/>
    </style:style>
    <style:style style:name="T2" style:family="text">
      <style:text-properties fo:color="#c9211e" fo:background-color="#ffff00" loext:char-shading-value="0"/>
    </style:style>
    <style:style style:name="T3" style:family="text">
      <style:text-properties fo:color="#c9211e"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alam.</text:p>
      <text:p text:style-name="P2"/>
      <text:p text:style-name="P2">Task python/django istifadə edilərək yazılmalı olan mini bir app-dır.<text:line-break/><text:line-break/>Fayl paylaşım (file sharing) app-ı yazmaq lazımdır. Yalnız qeydiyyatlı istifadəçilərin file yükləyə bildiyi bir sistemdir. Yüklənən hər file-ın adı və açıqlaması var. Fayllar yükləndiyi andan 7 gün sonra avtomatik olaraq silinməlidir. File-ların silinməsini asinxron etmək üçün celery task istifadə etməyiniz məsləhətdir. Celery broker olaraq rabbitmq və ya redis-i istifadə etməkdə sərbəstsiniz.<text:line-break/><text:line-break/>By default olaraq file-lar ancaq onu yükləyən istifadəçiyə görünür, digər istifadəçilər tərəfindən görünmür. Lakin istifadəçi digər istifadəçi ilə file-ı, onun username və ya email ünvanını yazaraq paylaşa bilir. Bu zaman 2 formatda paylaşma mümkündür yalnız file görmək, və ya həm görmək həm də şərh yazmaq imkanı. <text:span text:style-name="T3">File-ın details səhifəsində şərhlər realtime olaraq socket ilə yazılır, yəni yazılan şərhlər anlıq olaraq qarşı tərəfdə görünməlidir (django channels istifadə etməyi məsləhət görərdim)</text:span><text:span text:style-name="T5">.</text:span><text:line-break/><text:line-break/>Database olaraq postgresql seçin. Application-u docker (docker-compose) ilə serve edin.<text:line-break/><text:line-break/>1) Əgər mümkün olsa user sistemə login olarkən, browser, OS, İP kimi məlumatlarını log olaraq əsas DB-də yox ayrıca bir DB-də store etməyə çalışın. (django multi-database feature)<text:line-break/>2) Mümkün olsa file-ın müəllifi file-a yazılan şərhləri <text:soft-page-break/>silə bilməlidir.<text:line-break/>3) Mümkün olsa şərhin müəllifi öz şərhini həm silə bilməli, həm də edit edə bilməlidir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1T17:09:24.167703769</meta:creation-date>
    <dc:date>2020-12-21T23:47:10.623274769</dc:date>
    <meta:editing-duration>PT1H41M35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2" meta:paragraph-count="2" meta:word-count="192" meta:character-count="1407" meta:non-whitespace-character-count="1213"/>
  </office:meta>
</office:document-meta>
</file>